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99cm" fo:margin-bottom="0.199cm" style:contextual-spacing="false" fo:line-height="150%"/>
      <style:text-properties officeooo:rsid="001a0312" officeooo:paragraph-rsid="001a0312"/>
    </style:style>
    <style:style style:name="P2" style:family="paragraph" style:parent-style-name="Standard">
      <style:paragraph-properties fo:margin-top="0.199cm" fo:margin-bottom="0.199cm" style:contextual-spacing="false" fo:line-height="150%"/>
      <style:text-properties officeooo:rsid="001a0312" officeooo:paragraph-rsid="001ab371"/>
    </style:style>
    <style:style style:name="P3" style:family="paragraph" style:parent-style-name="Standard">
      <style:paragraph-properties fo:margin-top="0.199cm" fo:margin-bottom="0.199cm" style:contextual-spacing="false" fo:line-height="150%"/>
      <style:text-properties officeooo:rsid="001a0312" officeooo:paragraph-rsid="001b92fa"/>
    </style:style>
    <style:style style:name="P4" style:family="paragraph" style:parent-style-name="Standard">
      <style:paragraph-properties fo:margin-top="0.199cm" fo:margin-bottom="0.199cm" style:contextual-spacing="false" fo:line-height="150%"/>
      <style:text-properties officeooo:rsid="001a0312" officeooo:paragraph-rsid="001d407b"/>
    </style:style>
    <style:style style:name="P5" style:family="paragraph" style:parent-style-name="Standard">
      <style:paragraph-properties fo:margin-top="0.199cm" fo:margin-bottom="0.199cm" style:contextual-spacing="false" fo:line-height="150%"/>
      <style:text-properties officeooo:paragraph-rsid="001a0312"/>
    </style:style>
    <style:style style:name="P6" style:family="paragraph" style:parent-style-name="Standard">
      <style:paragraph-properties fo:margin-top="0.199cm" fo:margin-bottom="0.199cm" style:contextual-spacing="false" fo:line-height="150%"/>
      <style:text-properties officeooo:rsid="001ab371" officeooo:paragraph-rsid="001ab371"/>
    </style:style>
    <style:style style:name="P7" style:family="paragraph" style:parent-style-name="Standard">
      <style:paragraph-properties fo:margin-top="0.199cm" fo:margin-bottom="0.199cm" style:contextual-spacing="false" fo:line-height="150%"/>
      <style:text-properties style:font-name="Liberation Sans" fo:font-size="16.1000003814697pt" fo:font-weight="bold" officeooo:rsid="001a0312" officeooo:paragraph-rsid="001ab371" style:font-name-asian="Droid Sans Fallback" style:font-size-asian="16.1000003814697pt" style:font-weight-asian="bold" style:font-name-complex="FreeSans" style:font-size-complex="16.1000003814697pt" style:font-weight-complex="bold"/>
    </style:style>
    <style:style style:name="P8" style:family="paragraph" style:parent-style-name="Standard">
      <style:paragraph-properties fo:margin-top="0.199cm" fo:margin-bottom="0.199cm" style:contextual-spacing="false" fo:line-height="100%"/>
      <style:text-properties fo:font-size="10pt" fo:font-style="italic" officeooo:rsid="001ab371" officeooo:paragraph-rsid="001ab371" style:font-size-asian="10pt" style:font-style-asian="italic" style:font-size-complex="10pt" style:font-style-complex="italic"/>
    </style:style>
    <style:style style:name="P9" style:family="paragraph" style:parent-style-name="Standard">
      <style:paragraph-properties fo:margin-top="0.199cm" fo:margin-bottom="0.199cm" style:contextual-spacing="false" fo:line-height="150%"/>
      <style:text-properties fo:font-size="12pt" officeooo:rsid="001d407b" officeooo:paragraph-rsid="001f35a3" style:font-size-asian="12pt" style:font-size-complex="12pt"/>
    </style:style>
    <style:style style:name="P10" style:family="paragraph" style:parent-style-name="Standard">
      <style:paragraph-properties fo:margin-top="0.199cm" fo:margin-bottom="0.199cm" style:contextual-spacing="false" fo:line-height="150%"/>
      <style:text-properties fo:color="#ff0000" fo:font-size="12pt" officeooo:rsid="00208a2e" officeooo:paragraph-rsid="00208a2e" style:font-size-asian="12pt" style:font-size-complex="12pt"/>
    </style:style>
    <style:style style:name="P11" style:family="paragraph" style:parent-style-name="Standard">
      <style:paragraph-properties fo:margin-top="0.199cm" fo:margin-bottom="0.199cm" style:contextual-spacing="false" fo:line-height="150%"/>
      <style:text-properties fo:color="#000000" style:font-name="Liberation Sans" fo:font-size="16.1000003814697pt" fo:font-weight="bold" officeooo:rsid="001a0312" officeooo:paragraph-rsid="002269eb" style:font-name-asian="Droid Sans Fallback" style:font-size-asian="16.1000003814697pt" style:font-weight-asian="bold" style:font-name-complex="FreeSans" style:font-size-complex="16.1000003814697pt" style:font-weight-complex="bold"/>
    </style:style>
    <style:style style:name="P12" style:family="paragraph" style:parent-style-name="Text_20_body">
      <style:paragraph-properties fo:margin-top="0.199cm" fo:margin-bottom="0.199cm" style:contextual-spacing="false"/>
    </style:style>
    <style:style style:name="P13" style:family="paragraph" style:parent-style-name="Sender">
      <style:paragraph-properties fo:margin-top="0.199cm" fo:margin-bottom="0.199cm" style:contextual-spacing="false"/>
    </style:style>
    <style:style style:name="P14" style:family="paragraph" style:parent-style-name="Text_20_body_20_indent">
      <style:paragraph-properties fo:margin-top="0.199cm" fo:margin-bottom="0.199cm" style:contextual-spacing="false"/>
      <style:text-properties fo:font-size="10pt" officeooo:paragraph-rsid="002269eb" style:font-size-asian="10pt" style:font-size-complex="10pt"/>
    </style:style>
    <style:style style:name="P15" style:family="paragraph" style:parent-style-name="Text_20_body_20_indent">
      <style:paragraph-properties fo:margin-left="0cm" fo:margin-right="0cm" fo:margin-top="0.199cm" fo:margin-bottom="0.199cm" style:contextual-spacing="false" fo:line-height="150%" fo:text-indent="0cm" style:auto-text-indent="false"/>
      <style:text-properties fo:color="#000000" style:font-name="Liberation Sans" fo:font-size="16.1000003814697pt" fo:font-weight="bold" officeooo:rsid="001a0312" officeooo:paragraph-rsid="002269eb" style:font-name-asian="Droid Sans Fallback" style:font-size-asian="16.1000003814697pt" style:font-weight-asian="bold" style:font-name-complex="FreeSans" style:font-size-complex="16.1000003814697pt" style:font-weight-complex="bold"/>
    </style:style>
    <style:style style:name="P16" style:family="paragraph" style:parent-style-name="Text_20_body_20_indent">
      <style:paragraph-properties fo:margin-left="0cm" fo:margin-right="0cm" fo:margin-top="0.199cm" fo:margin-bottom="0.199cm" style:contextual-spacing="false" fo:line-height="150%" fo:text-indent="0cm" style:auto-text-indent="false"/>
      <style:text-properties fo:color="#000000" style:font-name="Courier New" fo:font-size="10pt" fo:font-weight="normal" officeooo:rsid="001d407b" officeooo:paragraph-rsid="002559ee" style:font-name-asian="Droid Sans Fallback" style:font-size-asian="10pt" style:font-weight-asian="normal" style:font-name-complex="FreeSans" style:font-size-complex="10pt" style:font-weight-complex="normal"/>
    </style:style>
    <style:style style:name="P17" style:family="paragraph" style:parent-style-name="Standard">
      <style:paragraph-properties fo:margin-top="0.199cm" fo:margin-bottom="0.199cm" style:contextual-spacing="false" fo:line-height="150%"/>
      <style:text-properties officeooo:paragraph-rsid="00330760"/>
    </style:style>
    <style:style style:name="P18" style:family="paragraph" style:parent-style-name="Standard" style:list-style-name="L1">
      <style:paragraph-properties fo:margin-top="0.199cm" fo:margin-bottom="0.199cm" style:contextual-spacing="false" fo:line-height="150%"/>
      <style:text-properties officeooo:rsid="001a0312" officeooo:paragraph-rsid="001ab371"/>
    </style:style>
    <style:style style:name="P19" style:family="paragraph" style:parent-style-name="Standard">
      <style:paragraph-properties fo:margin-top="0.199cm" fo:margin-bottom="0.199cm" style:contextual-spacing="false" fo:line-height="150%"/>
      <style:text-properties officeooo:rsid="001a0312" officeooo:paragraph-rsid="001ab371"/>
    </style:style>
    <style:style style:name="P20" style:family="paragraph" style:parent-style-name="Standard" style:list-style-name="L1">
      <style:paragraph-properties fo:margin-top="0.199cm" fo:margin-bottom="0.199cm" style:contextual-spacing="false" fo:line-height="150%"/>
      <style:text-properties officeooo:rsid="001ab371" officeooo:paragraph-rsid="001ab371"/>
    </style:style>
    <style:style style:name="P21" style:family="paragraph" style:parent-style-name="Standard">
      <style:paragraph-properties fo:margin-top="0.199cm" fo:margin-bottom="0.199cm" style:contextual-spacing="false" fo:line-height="150%"/>
      <style:text-properties officeooo:rsid="001ab371" officeooo:paragraph-rsid="001ab371"/>
    </style:style>
    <style:style style:name="P22" style:family="paragraph" style:parent-style-name="Standard">
      <style:paragraph-properties fo:margin-top="0.199cm" fo:margin-bottom="0.199cm" style:contextual-spacing="false" fo:line-height="150%"/>
      <style:text-properties officeooo:rsid="001b92fa" officeooo:paragraph-rsid="001b92fa"/>
    </style:style>
    <style:style style:name="P23" style:family="paragraph" style:parent-style-name="Standard">
      <style:paragraph-properties fo:margin-top="0.199cm" fo:margin-bottom="0.199cm" style:contextual-spacing="false" fo:line-height="150%"/>
      <style:text-properties style:font-name="Liberation Sans" fo:font-size="16.1000003814697pt" fo:font-weight="bold" officeooo:rsid="001a0312" officeooo:paragraph-rsid="001b92fa" style:font-name-asian="Droid Sans Fallback" style:font-size-asian="16.1000003814697pt" style:font-weight-asian="bold" style:font-name-complex="FreeSans" style:font-size-complex="16.1000003814697pt" style:font-weight-complex="bold"/>
    </style:style>
    <style:style style:name="P24" style:family="paragraph" style:parent-style-name="Standard">
      <style:paragraph-properties fo:margin-top="0.199cm" fo:margin-bottom="0.199cm" style:contextual-spacing="false" fo:line-height="150%"/>
      <style:text-properties officeooo:rsid="001d407b" officeooo:paragraph-rsid="001d407b"/>
    </style:style>
    <style:style style:name="P25" style:family="paragraph" style:parent-style-name="Standard">
      <style:paragraph-properties fo:margin-top="0.199cm" fo:margin-bottom="0.199cm" style:contextual-spacing="false" fo:line-height="150%"/>
      <style:text-properties fo:color="#000000" style:font-name="Liberation Sans" fo:font-size="16.1000003814697pt" fo:font-weight="bold" officeooo:rsid="001a0312" officeooo:paragraph-rsid="002269eb" style:font-name-asian="Droid Sans Fallback" style:font-size-asian="16.1000003814697pt" style:font-weight-asian="bold" style:font-name-complex="FreeSans" style:font-size-complex="16.1000003814697pt" style:font-weight-complex="bold"/>
    </style:style>
    <style:style style:name="P26" style:family="paragraph" style:parent-style-name="Standard">
      <style:paragraph-properties fo:margin-top="0.199cm" fo:margin-bottom="0.199cm" style:contextual-spacing="false" fo:line-height="150%"/>
      <style:text-properties fo:color="#000000" style:font-name="Liberation Sans" fo:font-size="12pt" fo:font-weight="normal" officeooo:rsid="00208a2e" officeooo:paragraph-rsid="0027ae6f" style:font-name-asian="Droid Sans Fallback" style:font-size-asian="12pt" style:font-weight-asian="normal" style:font-name-complex="FreeSans" style:font-size-complex="12pt" style:font-weight-complex="normal"/>
    </style:style>
    <style:style style:name="P27" style:family="paragraph" style:parent-style-name="Standard">
      <style:paragraph-properties fo:margin-top="0.199cm" fo:margin-bottom="0.199cm" style:contextual-spacing="false" fo:line-height="150%"/>
      <style:text-properties fo:color="#000000" style:font-name="Liberation Sans" fo:font-size="12pt" fo:font-weight="normal" officeooo:rsid="0027ae6f" officeooo:paragraph-rsid="0027ae6f" style:font-name-asian="Droid Sans Fallback" style:font-size-asian="12pt" style:font-weight-asian="normal" style:font-name-complex="FreeSans" style:font-size-complex="12pt" style:font-weight-complex="normal"/>
    </style:style>
    <style:style style:name="P28" style:family="paragraph" style:parent-style-name="Standard">
      <style:paragraph-properties fo:margin-top="0.199cm" fo:margin-bottom="0.199cm" style:contextual-spacing="false" fo:line-height="150%"/>
      <style:text-properties fo:color="#000000" style:font-name="Liberation Sans" fo:font-size="12pt" fo:font-weight="normal" officeooo:rsid="002a0e07" officeooo:paragraph-rsid="002a0e07" style:font-name-asian="Droid Sans Fallback" style:font-size-asian="12pt" style:font-weight-asian="normal" style:font-name-complex="FreeSans" style:font-size-complex="12pt" style:font-weight-complex="normal"/>
    </style:style>
    <style:style style:name="P29" style:family="paragraph" style:parent-style-name="Standard">
      <style:paragraph-properties fo:margin-top="0.199cm" fo:margin-bottom="0.199cm" style:contextual-spacing="false" fo:line-height="150%"/>
      <style:text-properties fo:color="#000000" style:font-name="Liberation Sans" fo:font-size="12pt" fo:font-weight="normal" officeooo:rsid="00330760" officeooo:paragraph-rsid="00330760" style:font-name-asian="Droid Sans Fallback" style:font-size-asian="12pt" style:font-weight-asian="normal" style:font-name-complex="FreeSans" style:font-size-complex="12pt" style:font-weight-complex="normal"/>
    </style:style>
    <style:style style:name="P30" style:family="paragraph" style:parent-style-name="Standard">
      <style:paragraph-properties fo:margin-top="0.199cm" fo:margin-bottom="0.199cm" style:contextual-spacing="false" fo:line-height="150%"/>
      <style:text-properties fo:color="#000000" style:font-name="Liberation Sans" fo:font-size="12pt" fo:font-weight="normal" officeooo:rsid="003382a1" officeooo:paragraph-rsid="00365065" style:font-name-asian="Droid Sans Fallback" style:font-size-asian="12pt" style:font-weight-asian="normal" style:font-name-complex="FreeSans" style:font-size-complex="12pt" style:font-weight-complex="normal"/>
    </style:style>
    <style:style style:name="P31" style:family="paragraph" style:parent-style-name="Standard">
      <style:paragraph-properties fo:margin-top="0.199cm" fo:margin-bottom="0.199cm" style:contextual-spacing="false" fo:line-height="150%"/>
      <style:text-properties fo:color="#000000" style:font-name="Liberation Sans" fo:font-size="12pt" fo:font-weight="normal" officeooo:rsid="0036ca52" officeooo:paragraph-rsid="0036ca52" style:font-name-asian="Droid Sans Fallback" style:font-size-asian="12pt" style:font-weight-asian="normal" style:font-name-complex="FreeSans" style:font-size-complex="12pt" style:font-weight-complex="normal"/>
    </style:style>
    <style:style style:name="P32" style:family="paragraph" style:parent-style-name="Standard">
      <style:paragraph-properties fo:margin-top="0.199cm" fo:margin-bottom="0.199cm" style:contextual-spacing="false" fo:line-height="150%"/>
      <style:text-properties fo:color="#000000" style:font-name="Liberation Sans" fo:font-size="12pt" fo:font-weight="normal" officeooo:rsid="003806f5" officeooo:paragraph-rsid="003806f5" style:font-name-asian="Droid Sans Fallback" style:font-size-asian="12pt" style:font-weight-asian="normal" style:font-name-complex="FreeSans" style:font-size-complex="12pt" style:font-weight-complex="normal"/>
    </style:style>
    <style:style style:name="P33" style:family="paragraph" style:parent-style-name="Standard">
      <style:paragraph-properties fo:margin-top="0cm" fo:margin-bottom="0cm" style:contextual-spacing="true" fo:line-height="150%"/>
      <style:text-properties fo:color="#000000" style:font-name="Liberation Sans" fo:font-size="12pt" fo:font-weight="normal" officeooo:rsid="0027ae6f" officeooo:paragraph-rsid="0027ae6f" style:font-name-asian="Droid Sans Fallback" style:font-size-asian="12pt" style:font-weight-asian="normal" style:font-name-complex="FreeSans" style:font-size-complex="12pt" style:font-weight-complex="normal"/>
    </style:style>
    <style:style style:name="P34" style:family="paragraph" style:parent-style-name="Standard">
      <style:paragraph-properties fo:margin-top="0cm" fo:margin-bottom="0cm" style:contextual-spacing="true" fo:line-height="150%"/>
      <style:text-properties fo:color="#000000" style:font-name="Liberation Sans" fo:font-size="12pt" fo:font-weight="normal" officeooo:rsid="0027ae6f" officeooo:paragraph-rsid="002847d7" style:font-name-asian="Droid Sans Fallback" style:font-size-asian="12pt" style:font-weight-asian="normal" style:font-name-complex="FreeSans" style:font-size-complex="12pt" style:font-weight-complex="normal"/>
    </style:style>
    <style:style style:name="P35" style:family="paragraph" style:parent-style-name="Standard">
      <style:paragraph-properties fo:margin-top="0cm" fo:margin-bottom="0cm" style:contextual-spacing="true" fo:line-height="100%"/>
      <style:text-properties fo:color="#000000" style:font-name="Liberation Sans" fo:font-size="12pt" fo:font-weight="normal" officeooo:rsid="0036b565" officeooo:paragraph-rsid="0036b565" style:font-name-asian="Droid Sans Fallback" style:font-size-asian="12pt" style:font-weight-asian="normal" style:font-name-complex="FreeSans" style:font-size-complex="12pt" style:font-weight-complex="normal"/>
    </style:style>
    <style:style style:name="P36" style:family="paragraph" style:parent-style-name="Standard">
      <style:paragraph-properties fo:margin-top="0cm" fo:margin-bottom="0cm" style:contextual-spacing="true" fo:line-height="150%"/>
      <style:text-properties fo:color="#000000" style:font-name="Courier New" fo:font-size="10pt" fo:font-style="italic" fo:font-weight="normal" officeooo:rsid="001ab371" officeooo:paragraph-rsid="0027ae6f" style:font-name-asian="Droid Sans Fallback" style:font-size-asian="10pt" style:font-style-asian="italic" style:font-weight-asian="normal" style:font-name-complex="FreeSans" style:font-size-complex="10pt" style:font-style-complex="italic" style:font-weight-complex="normal"/>
    </style:style>
    <style:style style:name="P37" style:family="paragraph" style:parent-style-name="Standard">
      <style:paragraph-properties fo:margin-top="0cm" fo:margin-bottom="0cm" style:contextual-spacing="true" fo:line-height="150%"/>
      <style:text-properties fo:color="#000000" style:font-name="Courier New" fo:font-size="10pt" fo:font-style="italic" fo:font-weight="normal" officeooo:rsid="001ab371" officeooo:paragraph-rsid="002ea995" style:font-name-asian="Droid Sans Fallback" style:font-size-asian="10pt" style:font-style-asian="italic" style:font-weight-asian="normal" style:font-name-complex="FreeSans" style:font-size-complex="10pt" style:font-style-complex="italic" style:font-weight-complex="normal"/>
    </style:style>
    <style:style style:name="P38" style:family="paragraph" style:parent-style-name="Standard">
      <style:paragraph-properties fo:margin-top="0cm" fo:margin-bottom="0cm" style:contextual-spacing="true" fo:line-height="150%"/>
      <style:text-properties fo:color="#000000" style:font-name="Courier New" fo:font-size="10pt" fo:font-style="italic" fo:font-weight="normal" officeooo:rsid="002ea995" officeooo:paragraph-rsid="002ea995" style:font-name-asian="Droid Sans Fallback" style:font-size-asian="10pt" style:font-style-asian="italic" style:font-weight-asian="normal" style:font-name-complex="FreeSans" style:font-size-complex="10pt" style:font-style-complex="italic" style:font-weight-complex="normal"/>
    </style:style>
    <style:style style:name="P39" style:family="paragraph" style:parent-style-name="Standard">
      <style:paragraph-properties fo:margin-top="0cm" fo:margin-bottom="0cm" style:contextual-spacing="true" fo:line-height="150%"/>
      <style:text-properties fo:color="#000000" style:font-name="Courier New" fo:font-size="10pt" fo:font-style="italic" fo:font-weight="normal" officeooo:rsid="002ea995" officeooo:paragraph-rsid="0036b565" style:font-name-asian="Droid Sans Fallback" style:font-size-asian="10pt" style:font-style-asian="italic" style:font-weight-asian="normal" style:font-name-complex="FreeSans" style:font-size-complex="10pt" style:font-style-complex="italic" style:font-weight-complex="normal"/>
    </style:style>
    <style:style style:name="P40" style:family="paragraph" style:parent-style-name="Standard">
      <style:paragraph-properties fo:margin-top="0cm" fo:margin-bottom="0cm" style:contextual-spacing="true" fo:line-height="150%"/>
      <style:text-properties fo:color="#000000" style:font-name="Courier New" fo:font-size="10pt" fo:font-style="italic" fo:font-weight="bold" officeooo:rsid="002ea995" officeooo:paragraph-rsid="002ea995" style:font-name-asian="Droid Sans Fallback" style:font-size-asian="10pt" style:font-style-asian="italic" style:font-weight-asian="bold" style:font-name-complex="FreeSans" style:font-size-complex="10pt" style:font-style-complex="italic" style:font-weight-complex="bold"/>
    </style:style>
    <style:style style:name="P41" style:family="paragraph" style:parent-style-name="Standard">
      <style:paragraph-properties fo:margin-top="0cm" fo:margin-bottom="0cm" style:contextual-spacing="true" fo:line-height="150%"/>
      <style:text-properties style:font-name="Courier New" fo:font-size="10pt" fo:font-style="italic" officeooo:rsid="001ab371" officeooo:paragraph-rsid="001c8de7" style:font-size-asian="10pt" style:font-style-asian="italic" style:font-size-complex="10pt" style:font-style-complex="italic"/>
    </style:style>
    <style:style style:name="P42" style:family="paragraph" style:parent-style-name="Standard">
      <style:paragraph-properties fo:margin-top="0cm" fo:margin-bottom="0cm" style:contextual-spacing="true" fo:line-height="150%"/>
      <style:text-properties style:font-name="Courier New" fo:font-size="10pt" fo:font-style="italic" officeooo:rsid="001ab371" officeooo:paragraph-rsid="001d407b" style:font-size-asian="10pt" style:font-style-asian="italic" style:font-size-complex="10pt" style:font-style-complex="italic"/>
    </style:style>
    <style:style style:name="P43" style:family="paragraph" style:parent-style-name="Standard">
      <style:paragraph-properties fo:margin-top="0cm" fo:margin-bottom="0cm" style:contextual-spacing="true" fo:line-height="100%"/>
      <style:text-properties style:font-name="Courier New" fo:font-size="10pt" fo:font-style="italic" officeooo:rsid="001ab371" officeooo:paragraph-rsid="001ab371" style:font-size-asian="10pt" style:font-style-asian="italic" style:font-size-complex="10pt" style:font-style-complex="italic"/>
    </style:style>
    <style:style style:name="P44" style:family="paragraph" style:parent-style-name="Standard">
      <style:paragraph-properties fo:margin-top="0cm" fo:margin-bottom="0cm" style:contextual-spacing="true" fo:line-height="150%"/>
      <style:text-properties style:font-name="Courier New" fo:font-size="10pt" officeooo:rsid="001d407b" officeooo:paragraph-rsid="001d407b" style:font-size-asian="10pt" style:font-size-complex="10pt"/>
    </style:style>
    <style:style style:name="P45" style:family="paragraph" style:parent-style-name="Standard">
      <style:paragraph-properties fo:margin-top="0.199cm" fo:margin-bottom="0.199cm" style:contextual-spacing="true" fo:line-height="100%"/>
      <style:text-properties fo:color="#000000" style:font-name="Courier New" fo:font-size="10pt" fo:font-style="italic" fo:font-weight="normal" officeooo:rsid="002ea995" officeooo:paragraph-rsid="0036ca52" style:font-name-asian="Droid Sans Fallback" style:font-size-asian="10pt" style:font-style-asian="italic" style:font-weight-asian="normal" style:font-name-complex="FreeSans" style:font-size-complex="10pt" style:font-style-complex="italic" style:font-weight-complex="normal"/>
    </style:style>
    <style:style style:name="P46" style:family="paragraph" style:parent-style-name="Heading_20_1">
      <style:paragraph-properties fo:margin-top="0.199cm" fo:margin-bottom="0.199cm" style:contextual-spacing="false" fo:text-align="center" style:justify-single-word="false"/>
    </style:style>
    <style:style style:name="P47" style:family="paragraph" style:parent-style-name="Heading_20_1">
      <style:paragraph-properties fo:margin-top="0.199cm" fo:margin-bottom="0.199cm" style:contextual-spacing="false" fo:text-align="end" style:justify-single-word="false"/>
    </style:style>
    <style:style style:name="P48" style:family="paragraph" style:parent-style-name="Heading_20_2">
      <style:paragraph-properties fo:margin-top="0.199cm" fo:margin-bottom="0.199cm" style:contextual-spacing="false"/>
    </style:style>
    <style:style style:name="T1" style:family="text">
      <style:text-properties style:font-name="Liberation Sans" fo:font-size="16.1000003814697pt" fo:font-weight="bold" officeooo:rsid="001a0312" style:font-name-asian="Droid Sans Fallback" style:font-size-asian="16.1000003814697pt" style:font-weight-asian="bold" style:font-name-complex="FreeSans" style:font-size-complex="16.1000003814697pt" style:font-weight-complex="bold"/>
    </style:style>
    <style:style style:name="T2" style:family="text">
      <style:text-properties style:font-name="Liberation Sans" fo:font-size="16.1000003814697pt" fo:font-weight="bold" officeooo:rsid="001ab371" style:font-name-asian="Droid Sans Fallback" style:font-size-asian="16.1000003814697pt" style:font-weight-asian="bold" style:font-name-complex="FreeSans" style:font-size-complex="16.1000003814697pt" style:font-weight-complex="bold"/>
    </style:style>
    <style:style style:name="T3" style:family="text">
      <style:text-properties officeooo:rsid="001ab371"/>
    </style:style>
    <style:style style:name="T4" style:family="text">
      <style:text-properties officeooo:rsid="001b92fa"/>
    </style:style>
    <style:style style:name="T5" style:family="text">
      <style:text-properties officeooo:rsid="001d407b"/>
    </style:style>
    <style:style style:name="T6" style:family="text">
      <style:text-properties officeooo:rsid="00208a2e"/>
    </style:style>
    <style:style style:name="T7" style:family="text">
      <style:text-properties officeooo:rsid="002269eb"/>
    </style:style>
    <style:style style:name="T8" style:family="text">
      <style:text-properties officeooo:rsid="00226eee"/>
    </style:style>
    <style:style style:name="T9" style:family="text">
      <style:text-properties officeooo:rsid="0027ae6f"/>
    </style:style>
    <style:style style:name="T10" style:family="text">
      <style:text-properties style:font-name="Courier New" fo:font-size="10pt" fo:font-style="italic" officeooo:rsid="001ab371" style:font-size-asian="10pt" style:font-style-asian="italic" style:font-size-complex="10pt" style:font-style-complex="italic"/>
    </style:style>
    <style:style style:name="T11" style:family="text">
      <style:text-properties style:font-name="Courier New" fo:font-size="10pt" fo:font-style="italic" officeooo:rsid="002ea995" style:font-size-asian="10pt" style:font-style-asian="italic" style:font-size-complex="10pt" style:font-style-complex="italic"/>
    </style:style>
    <style:style style:name="T12" style:family="text">
      <style:text-properties fo:color="#000000" style:font-name="Liberation Sans" fo:font-size="12pt" fo:font-weight="normal" officeooo:rsid="00330760" style:font-name-asian="Droid Sans Fallback" style:font-size-asian="12pt" style:font-weight-asian="normal" style:font-name-complex="FreeSans" style:font-size-complex="12pt" style:font-weight-complex="normal"/>
    </style:style>
    <style:style style:name="T13" style:family="text">
      <style:text-properties fo:color="#000000" style:font-name="Monospace" fo:font-size="12pt" fo:font-weight="normal" officeooo:rsid="00330760" style:font-name-asian="Droid Sans Fallback" style:font-size-asian="12pt" style:font-weight-asian="normal" style:font-name-complex="FreeSans" style:font-size-complex="12pt" style:font-weight-complex="normal"/>
    </style:style>
    <style:style style:name="T14" style:family="text">
      <style:text-properties officeooo:rsid="002c01ac"/>
    </style:style>
    <style:style style:name="T15" style:family="text">
      <style:text-properties fo:font-weight="bold" style:font-weight-asian="bold" style:font-weight-complex="bold"/>
    </style:style>
    <style:style style:name="T16" style:family="text">
      <style:text-properties fo:font-weight="bold" officeooo:rsid="00347eab" style:font-weight-asian="bold" style:font-weight-complex="bold"/>
    </style:style>
    <style:style style:name="T17" style:family="text">
      <style:text-properties officeooo:rsid="00347eab"/>
    </style:style>
    <style:style style:name="T18" style:family="text">
      <style:text-properties officeooo:rsid="0036ca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
      <text:h text:style-name="P46" text:outline-level="1">Actividad 2.1: Ejercicio de simulación </text:h>
      <text:p text:style-name="P12"/>
      <text:p text:style-name="P14">El estudiante generará un conjunto de datos artificial compuesto por 100 instancias caracterizadas por una variable relevante en sentido fuerte, tres variables relevantes en sentido débil y una variable totalmente irrelevante. Esta última se puede generar mediante números aleatorios extraídos de una distribución de probabilidad uniforme o normal (gaussiana). </text:p>
      <text:p text:style-name="P14">Como indicación sugerimos extender el ejemplo XOR a tres dimensiones (véase el artículo Kohavi, R. &amp; John, G.H., Wrappers for Feature Subset Selection (1997) para obtener indicaciones sobre las definiciones de relevancia y sobre el problema XOR). </text:p>
      <text:p text:style-name="P14">A continuación, aplicará diferentes técnicas de selección de variables disponibles en weka (un mínimo de tres de filtrado, el análisis de componentes principales y la técnica de envoltura, WrapperSubsetEval, con BayesNet como clasificador y empleando todos los valores por defecto, salvo el número máximo de padres que se debe modificar a 3). </text:p>
      <text:p text:style-name="P13"/>
      <text:h text:style-name="P48" text:outline-level="2"><text:span text:style-name="T3">1.<text:tab/></text:span>Introducción </text:h>
      <text:p text:style-name="P1"><text:tab/>Para la realización de esta práctica me han sido de mucha ayuda las aportaciones del resto de compañeros en los foros. Retomo los estudios universitarios después de bastantes años sin contacto con la Universidad y supongo que necesito un poco de rodaje y soltura, que espero que pronto llegarán. </text:p>
      <text:p text:style-name="P5"/>
      <text:p text:style-name="P5"><text:span text:style-name="T2">2.<text:tab/></text:span><text:span text:style-name="T1">Descripción del experimento </text:span></text:p>
      <text:p text:style-name="P1"><text:tab/>Tal como se ha sugerido, y siguiendo el artículo recomendado como lectura para la tarea, lo que he hecho es ampliar el ejemplo XOR propuesto. De este modo, he generado un conjunto de datos “aleatorios” formado por 5 variables (A, B, C, D, E) y cuya clasificación recae en una sexta variable Y. Todas ellas son de tipo boolean, si bien, en principio entiendo que la variable E podría haber sido de cualquier tipo al ser irrelevante como paso a explicar. </text:p>
      <text:p text:style-name="P1"><text:tab/>En los datos de ejemplo que he construido tenemos las siguientes relaciones definidas apriori: </text:p>
      <text:list xml:id="list4952893036071129514" text:style-name="L1">
        <text:list-item>
          <text:p text:style-name="P18">A, B, y C son variables aleatorias booleanas</text:p>
        </text:list-item>
        <text:list-item>
          <text:p text:style-name="P18">D: la construyo a partir de B y C con un xor. D = B xor C </text:p>
        </text:list-item>
        <text:list-item>
          <text:p text:style-name="P20">E es una variable numérica con distribución uniforme entre 0 y 1</text:p>
        </text:list-item>
        <text:list-item>
          <text:p text:style-name="P18">Y: es el valor de la clase y lo calculo como Y = A xor B xor C. </text:p>
        </text:list-item>
      </text:list>
      <text:p text:style-name="P2"><text:tab/>Por lo tanto, a priori, y de cara a los experimentos que expondré mas tarde relativos a la <text:soft-page-break/>utilización de Weka para selección de variables, podemos observar que: </text:p>
      <text:p text:style-name="P2"><text:tab/>1. A es determinante en la predicción del valor de Y y la información que nos aporta no puede ser sustituida por ninguna otra variable o conjunto de ellas. Pendiente de demostración, parece que podemos decir que A es la variable relevante en sentido fuerte. </text:p>
      <text:p text:style-name="P2"><text:tab/>2. Las variables B, C y D están relacionadas, es decir, son dependientes pues el valor de cualquiera de ellas puede obtenerse conociendo el valor de las otras dos. Ahora bien, teniendo A, para saber el valor de y nos basta con conocer uno de los pares siguientes valores:</text:p>
      <text:p text:style-name="P2">(B, C) <text:span text:style-name="T3">o </text:span>D. Es decir, la información contenida por estas tres variables en relación a Y la podemos encontrar <text:span text:style-name="T3">bien en B y C conjuntamente, o en D individualmente</text:span>. Pendiente de demostración, podemos ir diciendo tambień que las variables B, C y D serán relevantes en sentido débil. Es decir, una a una son prescindibles y dependiendo del subconjunto de ellas que seleccionemos, no lo son. </text:p>
      <text:p text:style-name="P2"><text:tab/>3. La variable E no aporta nada en el conocimiento del valor de Y. Es decir, es claramente </text:p>
      <text:p text:style-name="P1">irrelevante en todos los sentidos. </text:p>
      <text:p text:style-name="P1"/>
      <text:p text:style-name="P7">3.<text:tab/>Datos de prueba</text:p>
      <text:p text:style-name="P6"><text:tab/>Primeramente generé los datos con un excel. Después, debido a las dificultades que he tenido para demostrar las relevancias que se piden en el ejercicio, decidí implementar un pequeño programa que me permitiera calcular probabilidades condicionales en el conjunto de datos de prueba de forma rápida.</text:p>
      <text:p text:style-name="P6">Muestro el código:</text:p>
      <text:p text:style-name="P43">(ns amanas17.md.p2_1</text:p>
      <text:p text:style-name="P43"><text:s text:c="2"/>(:require [clojure.data.csv :as csv]</text:p>
      <text:p text:style-name="P43"><text:s text:c="12"/>[clojure.java.io :as io]))</text:p>
      <text:p text:style-name="P43"/>
      <text:p text:style-name="P43">(defn xor [&amp; more]</text:p>
      <text:p text:style-name="P43"><text:s text:c="2"/>(reduce not= more))</text:p>
      <text:p text:style-name="P43"/>
      <text:p text:style-name="P43">(def <text:s/>vars [:A :B :C :D :E :Y])</text:p>
      <text:p text:style-name="P43"/>
      <text:p text:style-name="P43">(def file "resources/md/p2_1/<text:span text:style-name="T4">p2_1</text:span>.<text:span text:style-name="T8">csv</text:span>")</text:p>
      <text:p text:style-name="P43"/>
      <text:p text:style-name="P43">(defn load-data []</text:p>
      <text:p text:style-name="P43"><text:s text:c="2"/>(when (.exists (io/as-file file))</text:p>
      <text:p text:style-name="P43"><text:s text:c="4"/>(with-open [in-file (io/reader file)]</text:p>
      <text:p text:style-name="P43"><text:s text:c="6"/>(-&gt;&gt; <text:s/>(csv/read-csv in-file)</text:p>
      <text:p text:style-name="P43"><text:s text:c="12"/>doall</text:p>
      <text:p text:style-name="P43"><text:s text:c="12"/>rest</text:p>
      <text:p text:style-name="P43"><text:s text:c="12"/>(map (fn [l] (map load-string l)))</text:p>
      <text:p text:style-name="P43"><text:s text:c="12"/>(map (partial zipmap vars))))))</text:p>
      <text:p text:style-name="P43"/>
      <text:p text:style-name="P43">(defn save-data [data]</text:p>
      <text:p text:style-name="P43"><text:s text:c="2"/>(with-open [out-file (io/writer file)]</text:p>
      <text:p text:style-name="P43"><text:soft-page-break/><text:s text:c="4"/>(csv/write-csv out-file [(map name vars)])</text:p>
      <text:p text:style-name="P43"><text:s text:c="4"/>(csv/write-csv out-file (map #(map %1 vars) data))))</text:p>
      <text:p text:style-name="P43"/>
      <text:p text:style-name="P43">;; A B C random</text:p>
      <text:p text:style-name="P43">;; D = b xor c</text:p>
      <text:p text:style-name="P43">;; E</text:p>
      <text:p text:style-name="P43">;; Y = a xor d</text:p>
      <text:p text:style-name="P43">(defn generate-data []</text:p>
      <text:p text:style-name="P43"><text:s text:c="2"/>(-&gt;&gt; #(let [a (&lt; 0.5 (Math/round (rand)))</text:p>
      <text:p text:style-name="P43"><text:s text:c="14"/>b (&lt; 0.5 (Math/round (rand)))</text:p>
      <text:p text:style-name="P43"><text:s text:c="14"/>c (&lt; 0.5 (Math/round (rand)))</text:p>
      <text:p text:style-name="P43"><text:s text:c="14"/>d (xor b c)</text:p>
      <text:p text:style-name="P43"><text:s text:c="14"/>e (float (rand))</text:p>
      <text:p text:style-name="P43"><text:s text:c="14"/>y (xor a d)]</text:p>
      <text:p text:style-name="P43"><text:s text:c="10"/>(zipmap vars [a b c d e y]))</text:p>
      <text:p text:style-name="P43"><text:s text:c="7"/>(repeatedly)</text:p>
      <text:p text:style-name="P43"><text:s text:c="7"/>(take 100)))</text:p>
      <text:p text:style-name="P43"/>
      <text:p text:style-name="P43">(def data (or (load-data)</text:p>
      <text:p text:style-name="P43"><text:s text:c="14"/>(save-data (generate-data))</text:p>
      <text:p text:style-name="P43"><text:s text:c="14"/>(load-data)))</text:p>
      <text:p text:style-name="P8"/>
      <text:p text:style-name="P22"><text:tab/>Más tarde, en el intento de demostración probabilística de las relevancias de las variables mostraré las funciones para cálculo de probabilidades.</text:p>
      <text:p text:style-name="P3"><text:tab/><text:span text:style-name="T4">Con éste programa, mi conjunto de datos adopta esta forma, hasta 100 instancias:</text:span></text:p>
      <text:p text:style-name="P41">A,B,C,D,E,Y </text:p>
      <text:p text:style-name="P41">false,false,true,true,0.62408954,true </text:p>
      <text:p text:style-name="P41">false,false,false,false,0.661087,false </text:p>
      <text:p text:style-name="P41">false,false,true,true,0.008433332,true </text:p>
      <text:p text:style-name="P41">true,true,true,false,0.731117,true </text:p>
      <text:p text:style-name="P41">true,true,false,true,0.53630805,false </text:p>
      <text:p text:style-name="P41">true,false,true,true,0.58928853,false </text:p>
      <text:p text:style-name="P41">false,false,false,false,0.9986921,false </text:p>
      <text:p text:style-name="P41">true,false,true,true,0.9912234,false </text:p>
      <text:p text:style-name="P41">false,true,true,false,0.5274768,false </text:p>
      <text:p text:style-name="P41">true,false,false,false,0.9981652,true </text:p>
      <text:p text:style-name="P41">false,false,false,false,0.68401814,false </text:p>
      <text:p text:style-name="P41">true,true,true,false,0.8628026,true</text:p>
      <text:p text:style-name="P41">...</text:p>
      <text:p text:style-name="P3"/>
      <text:p text:style-name="P23">3.<text:tab/>Demostración probabilística de la relevancia/irrelevancia</text:p>
      <text:p text:style-name="P24"><text:tab/>No estoy satisfecho con los simulacros de demostración que he hecho respecto a las relevancias de cada variable. No obstante, sí que me queda clara (creo) la diferencia entre fuerte (imprescindible para la predicción), débil (sustituible en la predicción) o irrelevante (no aporta nada).</text:p>
      <text:p text:style-name="P4"><text:tab/><text:span text:style-name="T5">De cara a hacer demostraciones empíricas con mi conjunto de datos, que al ser generados aleatóriamente y con 100 instancias, podría ser suficiente para obtener resultados decentes, he estado jugando a programar funciones que me ayuden. Pero no he llegado al final del asunto. De </text:span><text:soft-page-break/><text:span text:style-name="T5">todos modos, adjunto parte del código que he utilizado, que especialmente me ayuda a calcular probabilidades condicionales:</text:span></text:p>
      <text:p text:style-name="P42">(defn submap? [sub m] <text:s/>(.containsAll (.entrySet m) (.entrySet sub)))</text:p>
      <text:p text:style-name="P42"/>
      <text:p text:style-name="P42">(defn instances [conds]</text:p>
      <text:p text:style-name="P42"><text:s text:c="2"/>(filter (partial submap? conds) data))</text:p>
      <text:p text:style-name="P42">(prn (instances {:A true}))</text:p>
      <text:p text:style-name="P42"/>
      <text:p text:style-name="P42">(defn P [conds]</text:p>
      <text:p text:style-name="P42"><text:s text:c="2"/>(-&gt;&gt; [conds {}] (map instances) (map count) (apply /)))</text:p>
      <text:p text:style-name="P42">(prn (P {:A false}))</text:p>
      <text:p text:style-name="P42"/>
      <text:p text:style-name="P42">(defn Pcond [cond conds]</text:p>
      <text:p text:style-name="P42"><text:s text:c="2"/>(let [pos (instances (merge cond conds))</text:p>
      <text:p text:style-name="P42"><text:s text:c="8"/>all (instances conds)]</text:p>
      <text:p text:style-name="P42"><text:s text:c="4"/>(-&gt;&gt; [pos all] (map count) (apply /))))</text:p>
      <text:p text:style-name="P42">(prn (Pcond {:Y true} {:A false}))</text:p>
      <text:p text:style-name="P42"/>
      <text:p text:style-name="P42">(defn strong?</text:p>
      <text:p text:style-name="P42"><text:s text:c="2"/>([cond conds] (or (= 0 (P (merge cond conds)))</text:p>
      <text:p text:style-name="P42"><text:s text:c="20"/>(-&gt;&gt; [(merge cond conds) conds]</text:p>
      <text:p text:style-name="P42"><text:s text:c="25"/>(map (partial Pcond {:Y true}))</text:p>
      <text:p text:style-name="P42"><text:s text:c="25"/>(apply not=)))))</text:p>
      <text:p text:style-name="P42"/>
      <text:p text:style-name="P42">(prn (strong? {:A true} {:C false :B true}))</text:p>
      <text:p text:style-name="P42"/>
      <text:p text:style-name="P42">;; Sean a=true, b=true, c=true y d=true</text:p>
      <text:p text:style-name="P42">;; Vamos a demostrar la relevancia fuerte de A.</text:p>
      <text:p text:style-name="P42">;; (assert (not= 0 (P [:a :b :c])))</text:p>
      <text:p text:style-name="P42">;; (assert (not= (Pcond :y [:a :b :c]) (Pcond :y [:b :c])))</text:p>
      <text:p text:style-name="P44"/>
      <text:p text:style-name="P44">;; Vamos a demostrar la relevancia débil de B</text:p>
      <text:p text:style-name="P44">;; (assert (not= 0 (P [:a :c :d])))</text:p>
      <text:p text:style-name="P44">;; (Pcond :y [:a :c :d])</text:p>
      <text:p text:style-name="P44">;; (Pcond :y [:a :d])</text:p>
      <text:p text:style-name="P9"><text:tab/><text:span text:style-name="T6">Sin embargo, después de pasar bastantes horas jugando con éste y otros códigos, no he llegado a grandes resultados porque el número de combinaciones que se crean para considerar todos <text:s/>los subconjuntos de variables según la definición de Kohavi hacen el asunto impracticable.</text:span></text:p>
      <text:p text:style-name="P9"><text:tab/><text:span text:style-name="T6">He intentado después una demostración formal, que es la siguiente:</text:span></text:p>
      <text:p text:style-name="P10">poner la demostración</text:p>
      <text:p text:style-name="P10"/>
      <text:p text:style-name="P11"><text:span text:style-name="T7">4.<text:tab/></text:span>Selección con técnicas de filtrado</text:p>
      <text:p text:style-name="P26"><text:tab/><text:span text:style-name="T9">Implemento mis pruebas con test en java, utilizando el API de Weka. Esto me permite rápido acceso al código fuente para cualquier consulta. Para decidir como evoluciono con las pruebas, tengo abierto a la vez la interfaz gráfica de Weka.</text:span></text:p>
      <text:p text:style-name="P27"><text:tab/>Básicamente, todos mis tests llaman a un método que carga los datos:</text:p>
      <text:p text:style-name="P33"><text:span text:style-name="T10">@BeforeClass</text:span></text:p>
      <text:p text:style-name="P36"><text:soft-page-break/>public static void beforeClass() throws Exception {</text:p>
      <text:p text:style-name="P36"><text:tab/>File file = new File("src/test/resources/md/p2_1/p2_1.csv");</text:p>
      <text:p text:style-name="P36"><text:tab/>CSVLoader loader = new CSVLoader();</text:p>
      <text:p text:style-name="P36"><text:tab/>// loader.setOptions(new String[] { "-N", "1-4,6" });</text:p>
      <text:p text:style-name="P36"><text:tab/>loader.setFile(file);</text:p>
      <text:p text:style-name="P36"><text:tab/>data = loader.getDataSet();</text:p>
      <text:p text:style-name="P36"><text:tab/>data.setClassIndex(data.numAttributes() - 1);</text:p>
      <text:p text:style-name="P36"><text:tab/>log(data);</text:p>
      <text:p text:style-name="P36">}</text:p>
      <text:p text:style-name="P27">y a otro que realiza la selección (con o sin evaluador):</text:p>
      <text:p text:style-name="P37">public void selectAttributes(ASSearch ass, ASEvaluation ase) throws Exception {</text:p>
      <text:p text:style-name="P36"><text:tab/>AttributeSelection as = new AttributeSelection();</text:p>
      <text:p text:style-name="P36"><text:tab/>as.setSearch(ass);</text:p>
      <text:p text:style-name="P36"><text:tab/>if (ase != null)</text:p>
      <text:p text:style-name="P36"><text:tab/><text:tab/>as.setEvaluator(ase);</text:p>
      <text:p text:style-name="P36"><text:tab/>as.SelectAttributes(data);</text:p>
      <text:p text:style-name="P36"><text:tab/>log(as.toResultsString());</text:p>
      <text:p text:style-name="P36">}</text:p>
      <text:p text:style-name="Heading">4.1. BestFirst</text:p>
      <text:p text:style-name="P26"><text:span text:style-name="T9"><text:tab/>El primer método que pruebo es BestFirst por defecto, tal como sále en la interfaz de Weka.</text:span></text:p>
      <text:p text:style-name="P34"><text:span text:style-name="T10">public void BestFirstPorDefecto() throws Exception {</text:span></text:p>
      <text:p text:style-name="P36"><text:s text:c="6"/>BestFirst bf = new BestFirst();</text:p>
      <text:p text:style-name="P36"><text:s text:c="6"/>selectAttributes(bf, null);</text:p>
      <text:p text:style-name="P36">}</text:p>
      <text:p text:style-name="P28"><text:tab/>El resultado es decepcionante:</text:p>
      <text:p text:style-name="P38">Search Method:</text:p>
      <text:p text:style-name="P38"><text:tab/>Best first.</text:p>
      <text:p text:style-name="P38"><text:tab/>Start set: no attributes</text:p>
      <text:p text:style-name="P38"><text:tab/>Search direction: forward</text:p>
      <text:p text:style-name="P38"><text:tab/><text:span text:style-name="T15">Stale search after 5 node expansions</text:span></text:p>
      <text:p text:style-name="P38"><text:tab/>Total number of subsets evaluated: 17</text:p>
      <text:p text:style-name="P38"><text:tab/><text:span text:style-name="T15">Merit of best subset found: <text:s text:c="3"/>0.007</text:span></text:p>
      <text:p text:style-name="P38"></text:p>
      <text:p text:style-name="P38">Attribute Subset Evaluator (supervised, Class (nominal): 6 Y):</text:p>
      <text:p text:style-name="P38"><text:tab/>CFS Subset Evaluator</text:p>
      <text:p text:style-name="P38"><text:tab/>Including locally predictive attributes</text:p>
      <text:p text:style-name="P38"></text:p>
      <text:p text:style-name="P40">Selected attributes: 1,2 : 2</text:p>
      <text:p text:style-name="P40"><text:s text:c="21"/>A</text:p>
      <text:p text:style-name="P40"><text:s text:c="21"/>B</text:p>
      <text:p text:style-name="P26"><text:tab/><text:span text:style-name="T14">El método, por defecto, selecciona A, lo cual está muy bien, pero B es insuficiente. Así que empiezo a investigar su funcionamiento. Principalmente, quiero saber si en alguno de los subconjuntos que evalua se contie A y a D. No hay opción verbose para este algoritmo, así que tengo que clonar la clase y logar las partes que me interesan.</text:span></text:p>
      <text:p text:style-name="P30"><text:tab/>Observo entonces que los grupos por los que pasa son: <text:span text:style-name="T17">{1}, {0, 1}, {0, 1, 2}, {0, 1, 2, 3}, {0, 1, 3}, {0, 1, 2, 3}. Sigo probando, ahora con backward y bidirectional, pero esto no modifica los subconjuntos que va evaluando. Prefiero no poner subconjunto inicial, porque </text:span><text:soft-page-break/><text:span text:style-name="T17">eso me resta campo de maniobra para mis investigaciones. Es decir, por ahora no comprendo por qué nunca se evalua el subconjunto {0,3}. Pues resulta que esto lo determina el parámetro </text:span><text:span text:style-name="T16">maxStale; </text:span><text:span text:style-name="T18">según se vé, determina el número de intentos fallidos (que no aumentan la calidad del nuevo subconjunto) que se permiten en la ampliación de un subconjunto cualquiera</text:span><text:span text:style-name="T16">.</text:span><text:span text:style-name="T17"> Como no me preocupa el rendimiento, pongo maxStale 50, y ahora si consigo que al menos el subconjunto {0,3} sea evalueado.</text:span></text:p>
      <text:p text:style-name="P35"><text:s text:c="7"/><text:span text:style-name="T11"><text:s/>BestFirst bf = new BestFirst();</text:span></text:p>
      <text:p text:style-name="P39"><text:s text:c="5"/>bf.setSearchTermination(50);;</text:p>
      <text:p text:style-name="P39"><text:s text:c="5"/>selectAttributes(bf, null);</text:p>
      <text:p text:style-name="P31">Sin embargo, el resultando sigue siendo lamentable:</text:p>
      <text:p text:style-name="P45">Selected attributes: 1,2 : 2</text:p>
      <text:p text:style-name="P45"><text:s text:c="21"/>A</text:p>
      <text:p text:style-name="P45"><text:s text:c="21"/>B</text:p>
      <text:p text:style-name="P32"><text:tab/>Estoy a empezando a tener serias sospechas de que un factor determinante en el resultado es es hecho de que por defecto el algoritmo que evalua la calidad de los subconjuntos es el <text:span text:style-name="T15">CFS Subset Evaluator</text:span>. Vamos a ver como funciona.</text:p>
      <text:p text:style-name="P26"/>
      <text:p text:style-name="P26"/>
      <text:p text:style-name="P26"/>
      <text:p text:style-name="P17"><text:span text:style-name="T12">El código fuente de Weka es de bastante baja calidad. No está ni formateado en condiciones como para poder verlo de forma cómoda. Así que observo que debugar es bastante más rápido para comprender qué está pasando. De este modo, observo que por defecto, el algoritmo de comparación de subconjuntos es </text:span><text:span text:style-name="T13">CFS Subset Evaluator.</text:span></text:p>
      <text:p text:style-name="P29"><text:s/></text:p>
      <text:p text:style-name="P26"/>
      <text:p text:style-name="P26"/>
      <text:p text:style-name="P26"/>
      <text:p text:style-name="P26"/>
      <text:p text:style-name="P26"/>
      <text:p text:style-name="P11"><text:span text:style-name="T7">5.<text:tab/></text:span>Selección con técnicas de componentes principales</text:p>
      <text:p text:style-name="P11"><text:span text:style-name="T7">6.<text:tab/></text:span>Selección con técnicas de envoltura y BayesNet como clasificador</text:p>
      <text:p text:style-name="P15"><text:soft-page-break/>7.<text:tab/>Conclusiones</text:p>
      <text:p text:style-name="P15"/>
      <text:p text:style-name="P15"/>
      <text:p text:style-name="P16">=== Run information ===</text:p>
      <text:p text:style-name="P16"/>
      <text:p text:style-name="P16">Evaluator: <text:s text:c="3"/>weka.attributeSelection.ReliefFAttributeEval -M -1 -D 1 -K 10</text:p>
      <text:p text:style-name="P16">Search:weka.attributeSelection.Ranker -T -1.7976931348623157E308 -N -1</text:p>
      <text:p text:style-name="P16">Relation: <text:s text:c="4"/>p2_1</text:p>
      <text:p text:style-name="P16">Instances: <text:s text:c="3"/>100</text:p>
      <text:p text:style-name="P16">Attributes: <text:s text:c="2"/>6</text:p>
      <text:p text:style-name="P16"><text:s text:c="14"/>A</text:p>
      <text:p text:style-name="P16"><text:s text:c="14"/>B</text:p>
      <text:p text:style-name="P16"><text:s text:c="14"/>C</text:p>
      <text:p text:style-name="P16"><text:s text:c="14"/>D</text:p>
      <text:p text:style-name="P16"><text:s text:c="14"/>E</text:p>
      <text:p text:style-name="P16"><text:s text:c="14"/>Y</text:p>
      <text:p text:style-name="P16">Evaluation mode:evaluate on all training data</text:p>
      <text:p text:style-name="P16"/>
      <text:p text:style-name="P16"/>
      <text:p text:style-name="P16"/>
      <text:p text:style-name="P16">=== Attribute Selection on all input data ===</text:p>
      <text:p text:style-name="P16"/>
      <text:p text:style-name="P16">Search Method:</text:p>
      <text:p text:style-name="P16"><text:tab/>Attribute ranking.</text:p>
      <text:p text:style-name="P16"/>
      <text:p text:style-name="P16">Attribute Evaluator (supervised, Class (nominal): 6 Y):</text:p>
      <text:p text:style-name="P16"><text:tab/>ReliefF Ranking Filter</text:p>
      <text:p text:style-name="P16"><text:tab/>Instances sampled: all</text:p>
      <text:p text:style-name="P16"><text:tab/>Number of nearest neighbours (k): 10</text:p>
      <text:p text:style-name="P16"><text:tab/>Equal influence nearest neighbours</text:p>
      <text:p text:style-name="P16"/>
      <text:p text:style-name="P16"><text:soft-page-break/>Ranked attributes:</text:p>
      <text:p text:style-name="P16"><text:s/>0.985 <text:s text:c="2"/>1 A</text:p>
      <text:p text:style-name="P16"><text:s/>0.015 <text:s text:c="2"/>4 D</text:p>
      <text:p text:style-name="P16">-0.0121 <text:s/>5 E</text:p>
      <text:p text:style-name="P16">-0.027 <text:s text:c="2"/>3 C</text:p>
      <text:p text:style-name="P16">-0.034 <text:s text:c="2"/>2 B</text:p>
      <text:p text:style-name="P16"/>
      <text:p text:style-name="P16">Selected attributes: 1,4,5,3,2 : 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7:39:06.258064815</meta:creation-date>
    <dc:date>2015-11-22T15:39:27.480148575</dc:date>
    <meta:editing-duration>PT4H6M13S</meta:editing-duration>
    <meta:editing-cycles>26</meta:editing-cycles>
    <meta:generator>LibreOffice/4.2.8.2$Linux_X86_64 LibreOffice_project/420m0$Build-2</meta:generator>
    <meta:document-statistic meta:table-count="0" meta:image-count="0" meta:object-count="0" meta:page-count="8" meta:paragraph-count="193" meta:word-count="1767" meta:character-count="11903" meta:non-whitespace-character-count="9685"/>
  </office:meta>
</office:document-meta>
</file>